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/text:p>
      <text:p text:style-name="Standard">0.785398</text:p>
      <text:p text:style-name="Standard">[INFO] [1714872843.860028510] [cc_affordance_planner_ros]: Ready to read base link frame wrt odom?y for yes.</text:p>
      <text:p text:style-name="Standard">y</text:p>
      <text:p text:style-name="Standard">Here is the offset: 0.0335</text:p>
      <text:p text:style-name="Standard"><text:s text:c="5"/>0</text:p>
      <text:p text:style-name="Standard"><text:s text:c="2"/>-0.1</text:p>
      <text:p text:style-name="Standard">[INFO] [1714872872.078387856] [cc_affordance_planner_ros]: Here is the affordance frame location wrt base_link. Ensure it's not empty and makes sense:</text:p>
      <text:p text:style-name="Standard"><text:s text:c="2"/>0.626239</text:p>
      <text:p text:style-name="Standard">-0.0652102</text:p>
      <text:p text:style-name="Standard"><text:s text:c="2"/>0.222272</text:p>
      <text:p text:style-name="Standard">[INFO] [1714872872.078440905] [cc_affordance_planner_ros]: Put the robot in the start configuration for affordance execution. Done? y for yes.</text:p>
      <text:p text:style-name="Standard">y</text:p>
      <text:p text:style-name="Standard">Here is the affordance goal: 0.785398</text:p>
      <text:p text:style-name="Standard"/>
      <text:p text:style-name="Standard">Here is the space-frame screw list before swap: </text:p>
      <text:p text:style-name="Standard"><text:s/>0.0000 -0.0140 -0.0140 <text:s/>0.9865 <text:s/>0.1086 <text:s/>0.9938 <text:s/>1.0000 <text:s/>0.0000 <text:s/>0.0000 -0.0000</text:p>
      <text:p text:style-name="Standard"><text:s/>0.0000 <text:s/>0.9999 <text:s/>0.9999 <text:s/>0.0138 <text:s/>0.6914 -0.0932 <text:s/>0.0000 <text:s/>1.0000 <text:s/>0.0000 -1.0000</text:p>
      <text:p text:style-name="Standard"><text:s/>1.0000 <text:s/>0.0000 <text:s/>0.0000 -0.1633 <text:s/>0.7143 -0.0608 <text:s/>0.0000 <text:s/>0.0000 <text:s/>1.0000 -0.0000</text:p>
      <text:p text:style-name="Standard">-0.0000 <text:s/>0.0000 -0.3040 -0.0048 -0.2096 <text:s/>0.0284 -0.0000 -0.2957 -0.0120 <text:s/>0.2223</text:p>
      <text:p text:style-name="Standard">-0.0000 <text:s/>0.0000 -0.0043 <text:s/>0.3452 -0.1534 <text:s/>0.3207 <text:s/>0.2957 -0.0000 -0.4560 <text:s/>0.0000</text:p>
      <text:p text:style-name="Standard">-0.0000 <text:s/>0.0000 -0.1488 <text:s/>0.0003 <text:s/>0.1804 -0.0277 <text:s/>0.0120 <text:s/>0.4560 <text:s/>0.0000 -0.6262</text:p>
      <text:p text:style-name="Standard">swapper_x: <text:s/>1.0000 <text:s/>0.0000 <text:s/>0.0000 -0.0000 <text:s/>0.2957 <text:s/>0.0120</text:p>
      <text:p text:style-name="Standard">swapper_y: <text:s/>0.0000 <text:s/>1.0000 <text:s/>0.0000 -0.2957 -0.0000 <text:s/>0.4560</text:p>
      <text:p text:style-name="Standard">swapper_z: <text:s/>0.0000 <text:s/>0.0000 <text:s/>1.0000 -0.0120 -0.4560 <text:s/>0.0000</text:p>
      <text:p text:style-name="Standard">[INFO] [1714872904.607522051] [cc_affordance_planner_ros]: Planner succeeded with Full solution, planning took 111846 microseconds, and inverse update method was used.</text:p>
      <text:p text:style-name="Standard">Here is the final goal: </text:p>
      <text:p text:style-name="Standard">Time from start: 0.0000s</text:p>
      <text:p text:style-name="Standard"><text:s/>Position: 0.0140 -2.0268 2.1910 0.8096 -0.1487 0.8129 </text:p>
      <text:p text:style-name="Standard">Time from start: 0.3000s</text:p>
      <text:p text:style-name="Standard"><text:s/>Position: 0.0145 -2.0416 2.3649 0.2469 -0.4559 1.3918 </text:p>
      <text:p text:style-name="Standard">Time from start: 0.6000s</text:p>
      <text:p text:style-name="Standard"><text:s/>Position: 0.0142 -1.9536 2.4954 0.1406 -0.8662 1.5202 </text:p>
      <text:p text:style-name="Standard">Time from start: 0.9000s</text:p>
      <text:p text:style-name="Standard"><text:s/>Position: 0.0133 -1.7411 2.5396 0.1083 -1.3202 1.5825 </text:p>
      <text:p text:style-name="Standard">Time from start: 1.2000s</text:p>
      <text:p text:style-name="Standard"><text:s/>Position: 0.0119 -1.4724 2.4899 0.1037 -1.7246 1.6242 </text:p>
      <text:p text:style-name="Standard">[INFO] [1714872904.607832651] [cc_affordance_planner_ros]: Waiting on /moveit_plan_and_viz_server service to 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4T20:37:59.903421840</meta:creation-date>
    <dc:date>2024-05-04T20:38:46.283670202</dc:date>
    <meta:editing-duration>PT4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248" meta:character-count="1942" meta:non-whitespace-character-count="1658"/>
  </office:meta>
</office:document-meta>
</file>